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2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table:number-columns-repeated="48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7:58:40.396173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30T17:16:34.829195062</dc:date>
    <meta:editing-duration>P17DT17H28M33S</meta:editing-duration>
    <meta:editing-cycles>135</meta:editing-cycles>
    <meta:document-statistic meta:table-count="1" meta:cell-count="651" meta:object-count="0"/>
  </office:meta>
</office:document-meta>
</file>